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4pt" fo:font-style="normal" fo:font-weight="normal" officeooo:rsid="0015f022" officeooo:paragraph-rsid="0015f022" style:font-size-asian="12.25pt" style:font-style-asian="normal" style:font-weight-asian="normal" style:font-size-complex="14pt" style:font-style-complex="normal" style:font-weight-complex="normal"/>
    </style:style>
    <style:style style:name="P2" style:family="paragraph" style:parent-style-name="Standard">
      <style:paragraph-properties fo:text-align="end" style:justify-single-word="false"/>
      <style:text-properties style:font-name="Century Schoolbook L" officeooo:rsid="0015f022" officeooo:paragraph-rsid="0015f022"/>
    </style:style>
    <style:style style:name="P3" style:family="paragraph" style:parent-style-name="Standard">
      <style:paragraph-properties fo:text-align="start" style:justify-single-word="false"/>
      <style:text-properties style:font-name="Century Schoolbook L" officeooo:rsid="0015f022" officeooo:paragraph-rsid="0015f022"/>
    </style:style>
    <style:style style:name="P4" style:family="paragraph" style:parent-style-name="Standard">
      <style:paragraph-properties fo:text-align="end" style:justify-single-word="false"/>
      <style:text-properties style:font-name="Century Schoolbook L" fo:font-size="16pt" fo:font-style="italic" fo:font-weight="bold" officeooo:rsid="0015f022" officeooo:paragraph-rsid="0015f022" style:font-size-asian="16pt" style:font-style-asian="italic" style:font-weight-asian="bold" style:font-size-complex="16pt" style:font-style-complex="italic" style:font-weight-complex="bold"/>
    </style:style>
    <style:style style:name="P5" style:family="paragraph" style:parent-style-name="Standard">
      <style:paragraph-properties fo:text-align="start" style:justify-single-word="false"/>
      <style:text-properties style:font-name="Century Schoolbook L" fo:font-size="16pt" fo:font-style="italic" fo:font-weight="bold" officeooo:rsid="0015f022" officeooo:paragraph-rsid="0015f022" style:font-size-asian="16pt" style:font-style-asian="italic" style:font-weight-asian="bold" style:font-size-complex="16pt" style:font-style-complex="italic" style:font-weight-complex="bold"/>
    </style:style>
    <style:style style:name="P6" style:family="paragraph" style:parent-style-name="Standard">
      <style:paragraph-properties fo:text-align="start" style:justify-single-word="false"/>
      <style:text-properties style:font-name="Century Schoolbook L" fo:font-size="16pt" fo:font-style="italic" fo:font-weight="bold" officeooo:rsid="0017af11" officeooo:paragraph-rsid="0017af11" style:font-size-asian="16pt" style:font-style-asian="italic" style:font-weight-asian="bold" style:font-size-complex="16pt" style:font-style-complex="italic" style:font-weight-complex="bold"/>
    </style:style>
    <style:style style:name="P7" style:family="paragraph" style:parent-style-name="Standard">
      <style:paragraph-properties fo:text-align="start" style:justify-single-word="false"/>
      <style:text-properties style:font-name="Century Schoolbook L" fo:font-size="16pt" fo:font-style="italic" fo:font-weight="bold" officeooo:rsid="001896f6" officeooo:paragraph-rsid="002099ad" style:font-size-asian="16pt" style:font-style-asian="italic" style:font-weight-asian="bold" style:font-size-complex="16pt" style:font-style-complex="italic" style:font-weight-complex="bold"/>
    </style:style>
    <style:style style:name="P8" style:family="paragraph" style:parent-style-name="Standard">
      <style:paragraph-properties fo:text-align="start" style:justify-single-word="false"/>
      <style:text-properties style:font-name="Century Schoolbook L" fo:font-size="16pt" fo:font-style="italic" fo:font-weight="bold" officeooo:rsid="002099ad" officeooo:paragraph-rsid="002099ad" style:font-size-asian="16pt" style:font-style-asian="italic" style:font-weight-asian="bold" style:font-size-complex="16pt" style:font-style-complex="italic" style:font-weight-complex="bold"/>
    </style:style>
    <style:style style:name="P9" style:family="paragraph" style:parent-style-name="Standard">
      <style:paragraph-properties fo:text-align="start" style:justify-single-word="false"/>
      <style:text-properties style:font-name="Century Schoolbook L" fo:font-size="16pt" fo:font-style="italic" fo:font-weight="bold" officeooo:rsid="0021bee3" officeooo:paragraph-rsid="0021bee3" style:font-size-asian="16pt" style:font-style-asian="italic" style:font-weight-asian="bold" style:font-size-complex="16pt" style:font-style-complex="italic" style:font-weight-complex="bold"/>
    </style:style>
    <style:style style:name="P10" style:family="paragraph" style:parent-style-name="Standard">
      <style:paragraph-properties fo:text-align="end" style:justify-single-word="false"/>
      <style:text-properties style:font-name="Century Schoolbook L" fo:font-size="16pt" officeooo:rsid="0015f022" officeooo:paragraph-rsid="0015f022" style:font-size-asian="16pt" style:font-size-complex="16pt"/>
    </style:style>
    <style:style style:name="P11" style:family="paragraph" style:parent-style-name="Standard">
      <style:paragraph-properties fo:text-align="start" style:justify-single-word="false"/>
      <style:text-properties style:font-name="Century Schoolbook L" fo:font-style="italic" officeooo:rsid="0015f022" officeooo:paragraph-rsid="0015f022" style:font-style-asian="italic" style:font-style-complex="italic"/>
    </style:style>
    <style:style style:name="P12" style:family="paragraph" style:parent-style-name="Standard">
      <style:paragraph-properties fo:text-align="end" style:justify-single-word="false"/>
      <style:text-properties style:font-name="Century Schoolbook L" fo:font-style="normal" officeooo:rsid="0015f022" officeooo:paragraph-rsid="0015f022" style:font-style-asian="normal" style:font-style-complex="normal"/>
    </style:style>
    <style:style style:name="P13" style:family="paragraph" style:parent-style-name="Standard">
      <style:paragraph-properties fo:text-align="start" style:justify-single-word="false"/>
      <style:text-properties style:font-name="Century Schoolbook L" fo:font-size="13pt" fo:font-style="normal" fo:font-weight="normal" officeooo:rsid="0015f022" officeooo:paragraph-rsid="0015f022" style:font-size-asian="11.3500003814697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style:font-name="Century Schoolbook L" fo:font-size="13pt" fo:font-style="normal" fo:font-weight="normal" officeooo:rsid="0015f022" officeooo:paragraph-rsid="00179ee3" style:font-size-asian="11.3500003814697pt" style:font-style-asian="normal" style:font-weight-asian="normal" style:font-size-complex="13pt" style:font-style-complex="normal" style:font-weight-complex="normal"/>
    </style:style>
    <style:style style:name="P15" style:family="paragraph" style:parent-style-name="Standard">
      <style:paragraph-properties fo:text-align="justify" style:justify-single-word="false"/>
      <style:text-properties style:font-name="Century Schoolbook L" fo:font-size="13pt" fo:font-style="normal" fo:font-weight="normal" officeooo:rsid="0015f022" officeooo:paragraph-rsid="0015f022" style:font-size-asian="11.3500003814697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style:font-name="Century Schoolbook L" fo:font-size="13pt" fo:font-style="normal" fo:font-weight="normal" officeooo:rsid="00179ee3" officeooo:paragraph-rsid="00179ee3" style:font-size-asian="11.3500003814697pt" style:font-style-asian="normal" style:font-weight-asian="normal" style:font-size-complex="13pt" style:font-style-complex="normal" style:font-weight-complex="normal"/>
    </style:style>
    <style:style style:name="P17" style:family="paragraph" style:parent-style-name="Standard">
      <style:paragraph-properties fo:text-align="justify" style:justify-single-word="false"/>
      <style:text-properties style:font-name="Century Schoolbook L" fo:font-size="13pt" fo:font-style="normal" fo:font-weight="normal" officeooo:rsid="00179ee3" officeooo:paragraph-rsid="00179ee3" style:font-size-asian="11.3500003814697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style:font-name="Century Schoolbook L" fo:font-size="13pt" fo:font-style="normal" fo:font-weight="normal" officeooo:rsid="0017af11" officeooo:paragraph-rsid="0017af11"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text-align="start" style:justify-single-word="false"/>
      <style:text-properties style:font-name="Century Schoolbook L" fo:font-size="13pt" fo:font-style="normal" fo:font-weight="normal" officeooo:rsid="0017af11" officeooo:paragraph-rsid="00250500"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justify" style:justify-single-word="false"/>
      <style:text-properties style:font-name="Century Schoolbook L" fo:font-size="13pt" fo:font-style="normal" fo:font-weight="normal" officeooo:rsid="0017af11" officeooo:paragraph-rsid="0017af11"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style:font-name="Century Schoolbook L" fo:font-size="13pt" fo:font-style="normal" fo:font-weight="normal" officeooo:rsid="001896f6" officeooo:paragraph-rsid="001896f6" style:font-size-asian="11.3500003814697pt" style:font-style-asian="normal" style:font-weight-asian="normal" style:font-size-complex="13pt" style:font-style-complex="normal" style:font-weight-complex="normal"/>
    </style:style>
    <style:style style:name="P22" style:family="paragraph" style:parent-style-name="Standard">
      <style:paragraph-properties fo:text-align="start" style:justify-single-word="false"/>
      <style:text-properties style:font-name="Century Schoolbook L" fo:font-size="13pt" fo:font-style="normal" fo:font-weight="normal" officeooo:rsid="001a7c59" officeooo:paragraph-rsid="001a7c59" style:font-size-asian="11.3500003814697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text-properties style:font-name="Century Schoolbook L" fo:font-size="13pt" fo:font-style="normal" fo:font-weight="normal" officeooo:rsid="001e1fe2" officeooo:paragraph-rsid="001e1fe2" style:font-size-asian="11.3500003814697pt" style:font-style-asian="normal" style:font-weight-asian="normal" style:font-size-complex="13pt" style:font-style-complex="normal" style:font-weight-complex="normal"/>
    </style:style>
    <style:style style:name="P24" style:family="paragraph" style:parent-style-name="Standard">
      <style:paragraph-properties fo:text-align="justify" style:justify-single-word="false"/>
      <style:text-properties style:font-name="Century Schoolbook L" fo:font-size="13pt" fo:font-style="normal" fo:font-weight="normal" officeooo:rsid="001e1fe2" officeooo:paragraph-rsid="001e1fe2"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style:font-name="Century Schoolbook L" fo:font-size="13pt" fo:font-style="normal" fo:font-weight="normal" officeooo:rsid="001fc765" officeooo:paragraph-rsid="001fc765"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justify" style:justify-single-word="false"/>
      <style:text-properties style:font-name="Century Schoolbook L" fo:font-size="13pt" fo:font-style="normal" fo:font-weight="normal" officeooo:rsid="001fc765" officeooo:paragraph-rsid="001e1fe2"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start" style:justify-single-word="false"/>
      <style:text-properties style:font-name="Century Schoolbook L" fo:font-size="13pt" fo:font-style="normal" fo:font-weight="normal" officeooo:rsid="00208c03" officeooo:paragraph-rsid="00208c03" style:font-size-asian="11.3500003814697pt" style:font-style-asian="normal" style:font-weight-asian="normal" style:font-size-complex="13pt" style:font-style-complex="normal" style:font-weight-complex="normal"/>
    </style:style>
    <style:style style:name="P28" style:family="paragraph" style:parent-style-name="Standard">
      <style:paragraph-properties fo:text-align="justify" style:justify-single-word="false"/>
      <style:text-properties style:font-name="Century Schoolbook L" fo:font-size="13pt" fo:font-style="normal" fo:font-weight="normal" officeooo:rsid="0021bee3" officeooo:paragraph-rsid="0021bee3"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text-properties style:font-name="Century Schoolbook L" fo:font-size="13pt" fo:font-style="normal" fo:font-weight="normal" officeooo:rsid="0023d885" officeooo:paragraph-rsid="0023d885"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text-align="justify" style:justify-single-word="false"/>
      <style:text-properties style:font-name="Century Schoolbook L" fo:font-size="13pt" fo:font-style="italic" fo:font-weight="normal" officeooo:rsid="001e1fe2" officeooo:paragraph-rsid="001e1fe2" style:font-size-asian="11.3500003814697pt" style:font-style-asian="italic" style:font-weight-asian="normal" style:font-size-complex="13pt" style:font-style-complex="italic" style:font-weight-complex="normal"/>
    </style:style>
    <style:style style:name="P31" style:family="paragraph" style:parent-style-name="Standard">
      <style:paragraph-properties fo:text-align="justify" style:justify-single-word="false" fo:break-before="page"/>
      <style:text-properties style:font-name="Century Schoolbook L" fo:font-size="13pt" fo:font-style="normal" fo:font-weight="normal" officeooo:rsid="0021bee3" officeooo:paragraph-rsid="0023d885"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text-properties style:font-name="Century Schoolbook L" fo:font-size="16pt" fo:font-style="italic" fo:font-weight="bold" officeooo:rsid="0017af11" officeooo:paragraph-rsid="00250500" style:font-size-asian="16pt" style:font-style-asian="italic" style:font-weight-asian="bold" style:font-size-complex="16pt" style:font-style-complex="italic" style:font-weight-complex="bold"/>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officeooo:rsid="00179ee3"/>
    </style:style>
    <style:style style:name="T4" style:family="text">
      <style:text-properties officeooo:rsid="0017af11"/>
    </style:style>
    <style:style style:name="T5" style:family="text">
      <style:text-properties fo:font-size="16pt" fo:font-style="italic" style:text-underline-style="none" fo:font-weight="bold" officeooo:rsid="0017af11" style:font-size-asian="16pt" style:font-style-asian="italic" style:font-weight-asian="bold" style:font-size-complex="16pt" style:font-style-complex="italic" style:font-weight-complex="bold"/>
    </style:style>
    <style:style style:name="T6" style:family="text">
      <style:text-properties fo:font-size="16pt" fo:font-style="italic" fo:font-weight="bold" style:font-size-asian="16pt" style:font-style-asian="italic" style:font-weight-asian="bold" style:font-size-complex="16pt" style:font-style-complex="italic" style:font-weight-complex="bold"/>
    </style:style>
    <style:style style:name="T7" style:family="text">
      <style:text-properties fo:font-size="16pt" fo:font-style="italic" fo:font-weight="bold" officeooo:rsid="0017af11" style:font-size-asian="16pt" style:font-style-asian="italic" style:font-weight-asian="bold" style:font-size-complex="16pt" style:font-style-complex="italic" style:font-weight-complex="bold"/>
    </style:style>
    <style:style style:name="T8" style:family="text">
      <style:text-properties fo:font-size="16pt" fo:font-style="italic" fo:font-weight="bold" officeooo:rsid="001831a5" style:font-size-asian="16pt" style:font-style-asian="italic" style:font-weight-asian="bold" style:font-size-complex="16pt" style:font-style-complex="italic" style:font-weight-complex="bold"/>
    </style:style>
    <style:style style:name="T9" style:family="text">
      <style:text-properties fo:font-size="16pt" fo:font-style="italic" fo:font-weight="bold" officeooo:rsid="002099ad" style:font-size-asian="16pt" style:font-style-asian="italic" style:font-weight-asian="bold" style:font-size-complex="16pt" style:font-style-complex="italic" style:font-weight-complex="bold"/>
    </style:style>
    <style:style style:name="T10" style:family="text">
      <style:text-properties officeooo:rsid="001a7c59"/>
    </style:style>
    <style:style style:name="T11" style:family="text">
      <style:text-properties style:text-position="super 58%"/>
    </style:style>
    <style:style style:name="T12" style:family="text">
      <style:text-properties officeooo:rsid="001fc765"/>
    </style:style>
    <style:style style:name="T13" style:family="text">
      <style:text-properties officeooo:rsid="00208c03"/>
    </style:style>
    <style:style style:name="T14" style:family="text">
      <style:text-properties officeooo:rsid="0023d885"/>
    </style:style>
    <style:style style:name="T15" style:family="text">
      <style:text-properties officeooo:rsid="002541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Dictionnaire de synonymes collaboratif</text:p>
      <text:p text:style-name="P10">Cahier des charges fonctionnel</text:p>
      <text:p text:style-name="P2">PPE 4</text:p>
      <text:p text:style-name="P2">___________________________________________</text:p>
      <text:p text:style-name="P2"/>
      <text:p text:style-name="P2"/>
      <text:p text:style-name="P3"/>
      <text:p text:style-name="P3"/>
      <text:p text:style-name="P3"/>
      <text:p text:style-name="P3">Emilien Papin</text:p>
      <text:p text:style-name="P3"/>
      <text:p text:style-name="P3"/>
      <text:p text:style-name="P3"/>
      <text:p text:style-name="P3"/>
      <text:p text:style-name="P3"/>
      <text:p text:style-name="P11">version du 03/16/2016</text:p>
      <text:p text:style-name="P11"/>
      <text:p text:style-name="P11"/>
      <text:p text:style-name="P12">Lycée André Malraux</text:p>
      <text:p text:style-name="P31">Contexte</text:p>
      <text:p text:style-name="P9"/>
      <text:p text:style-name="P9"/>
      <text:p text:style-name="P9">Motivation</text:p>
      <text:p text:style-name="P5"/>
      <text:p text:style-name="P13">« Le langage fabrique les gens bien plus que les gens fabriquent le langage »</text:p>
      <text:p text:style-name="P13">Johan Wolfgang von Goethe</text:p>
      <text:p text:style-name="P13"/>
      <text:p text:style-name="P15">Dans un esprit communautaire, dans le soucis d'endiguer la barbarie par l'enrichissement du langage, dans l'ambition d'apporter une pierre, ou pour le moins une <text:span text:style-name="T4">modeste </text:span>contribution, à <text:span text:style-name="T4">cet </text:span>édifice <text:span text:style-name="T3">magistral</text:span> qu'est le langage, se pose l'idée de ce <text:span text:style-name="T2">dictionnaire de synonymes collaboratif</text:span>.</text:p>
      <text:p text:style-name="P15"/>
      <text:p text:style-name="P17">Bien que divisant les peuples, le langage unit aussi : c'est la base de tout échange, de tout partage en société ; <text:span text:style-name="T13">de toute civilisation</text:span>. C'est pourquoi ce projet se veut « collaboratif » : pour que tous puissent contribuer à étoffer le vocabulaire des autres, sur la simple base d'une participation volontaire.</text:p>
      <text:p text:style-name="P17"/>
      <text:p text:style-name="P17">Ainsi, ce dictionnaire de synonymes ne se limite pas à une simple utilisation, mais se tourne vers la coopération et la diversité pour se construire, <text:span text:style-name="T12">grâce aux apports de chacun.</text:span></text:p>
      <text:p text:style-name="P17"/>
      <text:p text:style-name="P28"/>
      <text:p text:style-name="P28"/>
      <text:p text:style-name="P28"/>
      <text:p text:style-name="P6">Projet</text:p>
      <text:p text:style-name="P6"/>
      <text:p text:style-name="P18"/>
      <text:p text:style-name="P17">A travers une interface web, <text:span text:style-name="T4">l'objectif est de mettre à disposition un système de recherche qui retournera</text:span> à l'utilisateur <text:span text:style-name="T4">les synonymes associés au mot écrit, ainsi que les subtilités qui différencient ceux-ci, le tout en permettant la contribution des inscrits.</text:span></text:p>
      <text:p text:style-name="P16"/>
      <text:p text:style-name="P16"><text:tab/><text:span text:style-name="T7">Éléments</text:span><text:span text:style-name="T5"> de contribution</text:span></text:p>
      <text:p text:style-name="P16"/>
      <text:p text:style-name="P20">Pour permettre la participation de l'utilisateur, est défini un certain nombre de rôles. De cette manière, on aura la possibilité de :</text:p>
      <text:p text:style-name="P20"/>
      <text:p text:style-name="P20">- Lier plusieurs mots en tant que synonymes</text:p>
      <text:p text:style-name="P20">- Ajouter un/plusieurs mot/s à la base de donnée<text:span text:style-name="T12">s</text:span></text:p>
      <text:p text:style-name="P20">- Définir et décrire ce qui différenc<text:span text:style-name="T12">i</text:span>e deux mots, le contexte d'utilisation du mot</text:p>
      <text:p text:style-name="P20">- Valider la contribution d'un utilisateur <text:span text:style-name="T10">(?)</text:span></text:p>
      <text:p text:style-name="P20">- Signaler une erreur/un problème</text:p>
      <text:p text:style-name="P20"/>
      <text:p text:style-name="P20">Les deux derniers points se posent dans une question de sécurité ainsi que dans une problématique de véracité, afin d'éviter au mieux les erreurs, farces et autres désagréments.</text:p>
      <text:p text:style-name="P19"><text:tab/></text:p>
      <text:p text:style-name="P32"/>
      <text:p text:style-name="P19"><text:soft-page-break/><text:span text:style-name="T6"><text:s/></text:span><text:span text:style-name="T8">Structure d</text:span><text:span text:style-name="T6">e la base de données</text:span></text:p>
      <text:p text:style-name="P18"/>
      <text:p text:style-name="P29">La base de données sera construite selon ce plan : <text:span text:style-name="T15">(cf git)</text:span></text:p>
      <text:p text:style-name="P29"/>
      <text:p text:style-name="P29"/>
      <text:p text:style-name="P21"/>
      <text:p text:style-name="P21"><text:tab/><text:span text:style-name="T6">Gestion des rôles des collaborateurs</text:span></text:p>
      <text:p text:style-name="P7"><text:tab/><text:tab/></text:p>
      <text:p text:style-name="P8"><text:tab/><text:tab/>Contribuer</text:p>
      <text:p text:style-name="P21"/>
      <text:p text:style-name="P24">Sans inscription, l'utilisateur a accès à trois possibilités, via trois boutons  : « ajouter », « lier », « décrire ».</text:p>
      <text:p text:style-name="P24"/>
      <text:p text:style-name="P24">→<text:span text:style-name="T12"> </text:span><text:s/>Dans la partie « <text:span text:style-name="T1">ajouter</text:span> », on entre un mot destiné à être inséré dans la BDD. Après une vérification automatique, si le mot n'existe pas encore, il est ajouté temporairement.</text:p>
      <text:p text:style-name="P24"/>
      <text:p text:style-name="P24">→<text:span text:style-name="T12"> </text:span>La fonction « <text:span text:style-name="T1">lier</text:span> », permet de sélectionner un mot déjà ajouté, retourné de la BDD via une recherche, puis de l'<text:span text:style-name="T12">associer</text:span> en tant que synonyme à un autre mot ou groupe de mots.</text:p>
      <text:p text:style-name="P24"/>
      <text:p text:style-name="P24">→<text:span text:style-name="T12"> </text:span>« <text:span text:style-name="T1">décrire</text:span> » permet d'accéder à un mot et de le définir. En sélectionnant un 2<text:span text:style-name="T11">e</text:span> mot, on peut en établir la nuance. C'est en cliquant sur le mot retourné qu'on accè<text:span text:style-name="T12">de</text:span> à la page de description. </text:p>
      <text:p text:style-name="P24"/>
      <text:p text:style-name="P24"/>
      <text:p text:style-name="P24">Ces fonctions sont accessibles <text:span text:style-name="T14">après inscription à un rôle ou plusieurs.</text:span></text:p>
      <text:p text:style-name="P24"/>
      <text:p text:style-name="P23"/>
      <text:p text:style-name="P23"><text:tab/><text:span text:style-name="T6">Structure de l'interface utilisateur</text:span></text:p>
      <text:p text:style-name="P23"/>
      <text:p text:style-name="P24">Le site web est composé de deux onglets principaux : « Recherche de synonyme » et « Contribution ».</text:p>
      <text:p text:style-name="P24"/>
      <text:p text:style-name="P30"><text:tab/><text:tab/>Recherche de synonyme :</text:p>
      <text:p text:style-name="P30"/>
      <text:p text:style-name="P24">Après avoir écrit <text:span text:style-name="T12">un</text:span> mot dans une barre de recherche, les synonymes sont retournés sous forme de liste ou de tableau (?). Il est possible de cliquer sur un des synonymes afin d'avoir plus de précision <text:span text:style-name="T12">(</text:span>SI une description a été ajoutée<text:span text:style-name="T12">),</text:span> ainsi que les différences d'emploi entre le mot recherché et celui retourné. En cliquant sur le mot, on peut par ailleurs signaler une erreur.</text:p>
      <text:p text:style-name="P24"/>
      <text:p text:style-name="P30"><text:tab/><text:tab/>Contribution :</text:p>
      <text:p text:style-name="P30"/>
      <text:p text:style-name="P24">La page contribution met à disposition trois boutons : « ajouter », « lier », « décrire » (cf partie Gestion des rôles des collaborateurs).</text:p>
      <text:p text:style-name="P24"/>
      <text:p text:style-name="P26"/>
      <text:p text:style-name="P25"/>
      <text:p text:style-name="P25"><text:soft-page-break/></text:p>
      <text:p text:style-name="P27"><text:tab/><text:span text:style-name="T6">Outils &amp; langage</text:span><text:span text:style-name="T9">s</text:span><text:span text:style-name="T6"> employés</text:span></text:p>
      <text:p text:style-name="P27"/>
      <text:p text:style-name="P27">→ PHP, HTML, CSS, SQL (Framework, template, CMS ?)</text:p>
      <text:p text:style-name="P27">→ Base de données MySQL</text:p>
      <text:p text:style-name="P22"/>
      <text:p text:style-name="P16"/>
      <text:p text:style-name="P16"/>
      <text:p text:style-name="P16"/>
      <text:p text:style-name="P18"/>
      <text:p text:style-name="P16"/>
      <text:p text:style-name="P1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3:43:07.907312305</meta:creation-date>
    <dc:date>2016-03-21T20:35:27.995000000</dc:date>
    <meta:editing-duration>PT1H14M49S</meta:editing-duration>
    <meta:editing-cycles>7</meta:editing-cycles>
    <meta:generator>LibreOffice/4.4.7.2$Windows_x86 LibreOffice_project/f3153a8b245191196a4b6b9abd1d0da16eead600</meta:generator>
    <meta:document-statistic meta:table-count="0" meta:image-count="0" meta:object-count="0" meta:page-count="4" meta:paragraph-count="44" meta:word-count="601" meta:character-count="3600" meta:non-whitespace-character-count="3024"/>
  </office:meta>
</office:document-meta>
</file>